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3800000161FE6ADA76E0F52EB3.png" manifest:media-type="image/png"/>
  <manifest:file-entry manifest:full-path="Pictures/10000001000004CC0000019258AE29B1FC68737F.png" manifest:media-type="image/png"/>
  <manifest:file-entry manifest:full-path="Pictures/10000001000002780000020E9ADECFE206AED80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9.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844cm" fo:min-width="0.12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7.25cm" svg:height="6.035cm" svg:x="6.735cm" svg:y="2.465cm">
          <draw:image xlink:href="Pictures/10000001000002780000020E9ADECFE206AED805.png" xlink:type="simple" xlink:show="embed" xlink:actuate="onLoad" draw:mime-type="image/png">
            <text:p/>
          </draw:image>
        </draw:frame>
        <draw:custom-shape draw:style-name="gr2" draw:text-style-name="P1" draw:layer="layout" svg:width="10cm" svg:height="1cm" svg:x="5.36cm" svg:y="1.25cm">
          <text:p text:style-name="P1">Command on Bash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cm" svg:height="1cm" svg:x="5.36cm" svg:y="10cm">
          <text:p text:style-name="P1">MMM-CommandToNotification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5.279cm" svg:height="5cm" svg:x="2.721cm" svg:y="11.25cm">
          <draw:image xlink:href="Pictures/10000001000004CC0000019258AE29B1FC68737F.png" xlink:type="simple" xlink:show="embed" xlink:actuate="onLoad" draw:mime-type="image/png">
            <text:p/>
          </draw:image>
        </draw:frame>
        <draw:custom-shape draw:style-name="gr2" draw:text-style-name="P1" draw:layer="layout" svg:width="10cm" svg:height="1cm" svg:x="5.36cm" svg:y="18cm">
          <text:p text:style-name="P1">MMM-ValuesByNotification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8.25cm" svg:height="9.334cm" svg:x="6.235cm" svg:y="19.25cm">
          <draw:image xlink:href="Pictures/100000010000013800000161FE6ADA76E0F52EB3.png" xlink:type="simple" xlink:show="embed" xlink:actuate="onLoad" draw:mime-type="image/png">
            <text:p/>
          </draw:image>
        </draw:frame>
        <draw:custom-shape draw:style-name="gr3" draw:text-style-name="P1" draw:layer="layout" svg:width="1.25cm" svg:height="1.25cm" svg:x="9.735cm" svg:y="8.57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1.25cm" svg:height="1.25cm" svg:x="9.735cm" svg:y="16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23T19:17:54.352265501</meta:creation-date>
    <dc:date>2023-11-23T19:35:47.971972678</dc:date>
    <meta:editing-duration>PT17M54S</meta:editing-duration>
    <meta:editing-cycles>1</meta:editing-cycles>
    <meta:document-statistic meta:object-count="8"/>
    <meta:generator>LibreOffice/7.3.7.2$Linux_X86_64 LibreOffice_project/30$Build-2</meta:generator>
  </office:meta>
</office:document-meta>
</file>